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ed.with( Node lockable , boolean isDeep , long timeou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Locked.isObservationSupported( Session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ed.tryLock( Node lockable , boolean isDe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ked.runAndUnlock( Lock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ked.onEvent( EventIterator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ked.with( Node lockable , boolean is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